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$D6]*[.E$5]*[.$A$1]" office:value-type="float" office:value="600" calcext:value-type="float">
            <text:p>600</text:p>
          </table:table-cell>
          <table:table-cell table:formula="of:=[.$D6]*[.F$5]*[.$A$1]" office:value-type="float" office:value="650" calcext:value-type="float">
            <text:p>650</text:p>
          </table:table-cell>
          <table:table-cell table:formula="of:=[.$D6]*[.G$5]*[.$A$1]" office:value-type="float" office:value="700" calcext:value-type="float">
            <text:p>700</text:p>
          </table:table-cell>
          <table:table-cell table:formula="of:=[.$D6]*[.H$5]*[.$A$1]" office:value-type="float" office:value="750" calcext:value-type="float">
            <text:p>75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$D7]*[.E$5]*[.$A$1]" office:value-type="float" office:value="660" calcext:value-type="float">
            <text:p>660</text:p>
          </table:table-cell>
          <table:table-cell table:formula="of:=[.$D7]*[.F$5]*[.$A$1]" office:value-type="float" office:value="715" calcext:value-type="float">
            <text:p>715</text:p>
          </table:table-cell>
          <table:table-cell table:formula="of:=[.$D7]*[.G$5]*[.$A$1]" office:value-type="float" office:value="770" calcext:value-type="float">
            <text:p>770</text:p>
          </table:table-cell>
          <table:table-cell table:formula="of:=[.$D7]*[.H$5]*[.$A$1]" office:value-type="float" office:value="825" calcext:value-type="float">
            <text:p>82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$D8]*[.E$5]*[.$A$1]" office:value-type="float" office:value="720" calcext:value-type="float">
            <text:p>720</text:p>
          </table:table-cell>
          <table:table-cell table:formula="of:=[.$D8]*[.F$5]*[.$A$1]" office:value-type="float" office:value="780" calcext:value-type="float">
            <text:p>780</text:p>
          </table:table-cell>
          <table:table-cell table:formula="of:=[.$D8]*[.G$5]*[.$A$1]" office:value-type="float" office:value="840" calcext:value-type="float">
            <text:p>840</text:p>
          </table:table-cell>
          <table:table-cell table:formula="of:=[.$D8]*[.H$5]*[.$A$1]" office:value-type="float" office:value="900" calcext:value-type="float">
            <text:p>90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$D9]*[.E$5]*[.$A$1]" office:value-type="float" office:value="780" calcext:value-type="float">
            <text:p>780</text:p>
          </table:table-cell>
          <table:table-cell table:formula="of:=[.$D9]*[.F$5]*[.$A$1]" office:value-type="float" office:value="845" calcext:value-type="float">
            <text:p>845</text:p>
          </table:table-cell>
          <table:table-cell table:formula="of:=[.$D9]*[.G$5]*[.$A$1]" office:value-type="float" office:value="910" calcext:value-type="float">
            <text:p>910</text:p>
          </table:table-cell>
          <table:table-cell table:formula="of:=[.$D9]*[.H$5]*[.$A$1]" office:value-type="float" office:value="975" calcext:value-type="float">
            <text:p>97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$D10]*[.E$5]*[.$A$1]" office:value-type="float" office:value="840" calcext:value-type="float">
            <text:p>840</text:p>
          </table:table-cell>
          <table:table-cell table:formula="of:=[.$D10]*[.F$5]*[.$A$1]" office:value-type="float" office:value="910" calcext:value-type="float">
            <text:p>910</text:p>
          </table:table-cell>
          <table:table-cell table:formula="of:=[.$D10]*[.G$5]*[.$A$1]" office:value-type="float" office:value="980" calcext:value-type="float">
            <text:p>980</text:p>
          </table:table-cell>
          <table:table-cell table:formula="of:=[.$D10]*[.H$5]*[.$A$1]" office:value-type="float" office:value="1050" calcext:value-type="float">
            <text:p>105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$D11]*[.E$5]*[.$A$1]" office:value-type="float" office:value="900" calcext:value-type="float">
            <text:p>900</text:p>
          </table:table-cell>
          <table:table-cell table:formula="of:=[.$D11]*[.F$5]*[.$A$1]" office:value-type="float" office:value="975" calcext:value-type="float">
            <text:p>975</text:p>
          </table:table-cell>
          <table:table-cell table:formula="of:=[.$D11]*[.G$5]*[.$A$1]" office:value-type="float" office:value="1050" calcext:value-type="float">
            <text:p>1050</text:p>
          </table:table-cell>
          <table:table-cell table:formula="of:=[.$D11]*[.H$5]*[.$A$1]" office:value-type="float" office:value="1125" calcext:value-type="float">
            <text:p>112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$D12]*[.E$5]*[.$A$1]" office:value-type="float" office:value="960" calcext:value-type="float">
            <text:p>960</text:p>
          </table:table-cell>
          <table:table-cell table:formula="of:=[.$D12]*[.F$5]*[.$A$1]" office:value-type="float" office:value="1040" calcext:value-type="float">
            <text:p>1040</text:p>
          </table:table-cell>
          <table:table-cell table:formula="of:=[.$D12]*[.G$5]*[.$A$1]" office:value-type="float" office:value="1120" calcext:value-type="float">
            <text:p>1120</text:p>
          </table:table-cell>
          <table:table-cell table:formula="of:=[.$D12]*[.H$5]*[.$A$1]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$D13]*[.E$5]*[.$A$1]" office:value-type="float" office:value="1020" calcext:value-type="float">
            <text:p>1020</text:p>
          </table:table-cell>
          <table:table-cell table:formula="of:=[.$D13]*[.F$5]*[.$A$1]" office:value-type="float" office:value="1105" calcext:value-type="float">
            <text:p>1105</text:p>
          </table:table-cell>
          <table:table-cell table:formula="of:=[.$D13]*[.G$5]*[.$A$1]" office:value-type="float" office:value="1190" calcext:value-type="float">
            <text:p>1190</text:p>
          </table:table-cell>
          <table:table-cell table:formula="of:=[.$D13]*[.H$5]*[.$A$1]" office:value-type="float" office:value="1275" calcext:value-type="float">
            <text:p>127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$D14]*[.E$5]*[.$A$1]" office:value-type="float" office:value="1080" calcext:value-type="float">
            <text:p>1080</text:p>
          </table:table-cell>
          <table:table-cell table:formula="of:=[.$D14]*[.F$5]*[.$A$1]" office:value-type="float" office:value="1170" calcext:value-type="float">
            <text:p>1170</text:p>
          </table:table-cell>
          <table:table-cell table:formula="of:=[.$D14]*[.G$5]*[.$A$1]" office:value-type="float" office:value="1260" calcext:value-type="float">
            <text:p>1260</text:p>
          </table:table-cell>
          <table:table-cell table:formula="of:=[.$D14]*[.H$5]*[.$A$1]" office:value-type="float" office:value="1350" calcext:value-type="float">
            <text:p>1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6T10:13:38.500000000</meta:creation-date>
    <dc:date>2019-10-06T12:18:46.932000000</dc:date>
    <meta:editing-duration>PT1H54M58S</meta:editing-duration>
    <meta:editing-cycles>1</meta:editing-cycles>
    <meta:document-statistic meta:table-count="1" meta:cell-count="50" meta:object-count="0"/>
    <meta:generator>LibreOffice/6.3.2.2$Windows_X86_64 LibreOffice_project/98b30e735bda24bc04ab42594c85f7fd8be07b9c</meta:generator>
  </office:meta>
</office:document-meta>
</file>